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Caption">
      <style:paragraph-properties fo:padding="0cm" fo:border="none"/>
      <style:text-properties style:font-name="Arial" fo:font-size="11pt" style:font-size-asian="11pt" style:font-size-complex="11pt"/>
    </style:style>
    <style:style style:name="P2" style:family="paragraph" style:parent-style-name="Standard" style:master-page-name="Standard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16pt" fo:language="it" fo:country="I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it" fo:country="IT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it" fo:country="IT" fo:font-style="normal" fo:font-weight="bold" style:font-size-asian="11pt" style:font-style-asian="normal" style:font-weight-asian="bold" style:font-name-complex="Times New Roman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text-properties style:font-name="Arial" fo:font-size="11pt" fo:language="it" fo:country="IT" fo:font-weight="bold" style:font-size-asian="11pt" style:font-weight-asian="bold" style:font-name-complex="Times New Roman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it" fo:country="IT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language="it" fo:country="IT" fo:font-weight="bold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language="it" fo:country="IT" style:font-size-asian="11pt" style:font-name-complex="Times New Roman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it" fo:country="IT" style:font-size-asian="11pt" style:font-name-complex="Times New Roman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language="it" fo:country="IT" style:font-size-asian="11pt" style:font-name-complex="Times New Roman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1pt" fo:language="it" fo:country="IT" style:font-size-asian="11pt" style:font-name-complex="Times New Roman" style:font-size-complex="11pt"/>
    </style:style>
    <style:style style:name="P17" style:family="paragraph" style:parent-style-name="Standard">
      <style:paragraph-properties style:snap-to-layout-grid="false"/>
      <style:text-properties style:font-name="Arial" fo:font-size="11pt" fo:language="it" fo:country="IT" style:font-size-asian="11pt" style:font-name-complex="Times New Roman" style:font-size-complex="11pt"/>
    </style:style>
    <style:style style:name="P18" style:family="paragraph" style:parent-style-name="Standard">
      <style:text-properties style:font-name="Arial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0" style:family="paragraph" style:parent-style-name="Standard">
      <style:text-properties style:font-name="Arial" fo:font-size="11pt" fo:language="it" fo:country="IT" fo:font-weight="normal" fo:background-color="#ffff99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3" style:family="paragraph" style:parent-style-name="Standard">
      <style:text-properties style:font-name="Arial" fo:font-size="11pt" fo:language="it" fo:country="IT" fo:background-color="#ffff99" style:font-size-asian="11pt" style:font-name-complex="Times New Roman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Arial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Times New Roman" style:font-size-complex="11pt"/>
    </style:style>
    <style:style style:name="P32" style:family="paragraph" style:parent-style-name="Standard">
      <style:text-properties style:font-name="Arial" fo:font-size="11pt" fo:background-color="#ffff9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4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Arial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35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Arial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transparent" style:font-weight-asian="normal" style:font-weight-complex="normal"/>
    </style:style>
    <style:style style:name="T11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2" style:family="text">
      <style:text-properties fo:language="it" fo:country="IT" fo:font-weight="normal" style:font-weight-asian="normal" style:font-name-complex="Times New Roman" style:font-weight-complex="normal"/>
    </style:style>
    <style:style style:name="T13" style:family="text">
      <style:text-properties fo:language="it" fo:country="IT" style:font-name-complex="Times New Roman"/>
    </style:style>
    <style:style style:name="T14" style:family="text">
      <style:text-properties fo:language="it" fo:country="IT" fo:background-color="#ffff00" style:font-name-complex="Times New Roman"/>
    </style:style>
    <style:style style:name="T15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7" style:family="text">
      <style:text-properties fo:language="it" fo:country="IT" fo:background-color="#33ff99" style:font-name-complex="Times New Roman"/>
    </style:style>
    <style:style style:name="T18" style:family="text">
      <style:text-properties fo:language="it" fo:country="IT" fo:font-style="italic" style:font-style-asian="italic" style:font-name-complex="Times New Roman" style:font-style-complex="italic"/>
    </style:style>
    <style:style style:name="T19" style:family="text">
      <style:text-properties fo:background-color="#ffff66"/>
    </style:style>
    <style:style style:name="T20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1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5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4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ore 4 -Pianificazione Territoriale e Sistemi Informativi</text:p>
      <text:p text:style-name="P3">Sportello Unico per l’Edilizia</text:p>
      <text:p text:style-name="P4">Servizio Edilizia Privata</text:p>
      <text:p text:style-name="P9"/>
      <text:p text:style-name="P28"><text:span text:style-name="T15">DATA</text:span><text:span text:style-name="T13">: </text:span><text:span text:style-name="T13">[data_presentazione]</text:span><text:span text:style-name="T13"> <text:s text:c="2"/></text:span><text:span text:style-name="T15">PROTOCOLLO</text:span><text:span text:style-name="T13">: </text:span><text:span text:style-name="T13">[protocollo]</text:span></text:p>
      <text:p text:style-name="P13"/>
      <text:p text:style-name="P28"><text:span text:style-name="T15">RICHIEDENTE:</text:span><text:span text:style-name="T13"> </text:span><text:span text:style-name="T13">[elenco_richiedenti]</text:span></text:p>
      <text:p text:style-name="P13"/>
      <text:p text:style-name="P28"><text:span text:style-name="T15">PROGETTISTA:</text:span><text:span text:style-name="T13"> </text:span><text:span text:style-name="T13">[elenco_progettisti]</text:span></text:p>
      <text:p text:style-name="P13"/>
      <text:p text:style-name="P28"><text:span text:style-name="T15">INTERVENTO:</text:span><text:span text:style-name="T13"> </text:span><text:span text:style-name="T13">[oggetto] [ubicazione]</text:span></text:p>
      <text:p text:style-name="P18"/>
      <text:p text:style-name="P18"/>
      <text:p text:style-name="P18">INQUADRAMENTO URBANISTICO</text:p>
      <text:p text:style-name="P20">(lasciare solo in caso di sanatorie in epoca di vigenza del piano)</text:p>
      <text:p text:style-name="P32"><text:span text:style-name="T6">P.R.I.S. <text:s/>[zone_piano_1] </text:span><text:span text:style-name="T12">(decaduto) <text:s text:c="8"/></text:span><text:span text:style-name="T12"><text:s/></text:span></text:p>
      <text:p text:style-name="P20"><text:span text:style-name="T13"/></text:p>
      <text:p text:style-name="P9">P.U.C.</text:p>
      <text:p text:style-name="P9">[zone_piano_6]</text:p>
      <text:p text:style-name="P9">[zone_piano_7]</text:p>
      <text:p text:style-name="P28"><text:span text:style-name="T6">P.T.C.P.</text:span><text:span text:style-name="T13"> </text:span></text:p>
      <text:p text:style-name="P28"><text:span text:style-name="T13">Assetto Insediativo<text:tab/><text:tab/></text:span><text:span text:style-name="T13">[zone_piano_4]</text:span></text:p>
      <text:p text:style-name="P13"/>
      <text:p text:style-name="P1">PIANI DI BACINO</text:p>
      <text:p text:style-name="P28"><text:span text:style-name="T13">Suscettività al Dissesto di versante<text:tab/></text:span><text:span text:style-name="T13">[zone_piano_8]</text:span></text:p>
      <text:p text:style-name="P28"><text:span text:style-name="T13">Fasce di inondabilità<text:tab/><text:tab/> <text:s text:c="11"/></text:span><text:span text:style-name="T13">[zone_piano_2]</text:span></text:p>
      <text:p text:style-name="P13"><text:tab/></text:p>
      <text:p text:style-name="P18"/>
      <text:p text:style-name="P28"><text:span text:style-name="T15">VINCOLI</text:span><text:span text:style-name="T13">: </text:span><text:span text:style-name="T14">(da completare o precisare)</text:span><text:span text:style-name="T17"> nessuno/ininfluente</text:span></text:p>
      <text:p text:style-name="P34">idrogeologico ai sensi della LR. n.4/99</text:p>
      <text:p text:style-name="P35">attraversamento specie ambienti aperti (PUC - tav. D.F. 1.5.1 …...)</text:p>
      <text:p text:style-name="P35">area boscata CTR1993</text:p>
      <text:p text:style-name="P35">area percorsa da incendio anno 2003</text:p>
      <text:p text:style-name="P35">paesaggistico ai sensi del D.Lgs 42/04</text:p>
      <text:p text:style-name="P6"><text:s text:c="19"/>architettonico ai sensi del D.Lgs 42/04</text:p>
      <text:p text:style-name="P18"/>
      <text:p text:style-name="P13"/>
      <text:p text:style-name="P28"><text:span text:style-name="T15">PARERI</text:span><text:span text:style-name="T16">:</text:span></text:p>
      <text:list xml:id="list3494616388750440914" text:style-name="L1">
        <text:list-item>
          <text:p text:style-name="P30"><text:span text:style-name="T13">parere [pareri.parere;block=tbs:p] espresso da </text:span><text:span text:style-name="T7">[pareri.ente]</text:span><text:span text:style-name="T13"> con nota n° [pareri.numero_parere] in data [pareri.data_rilascio] recepito agli atti al prot. n° [pareri.protocollo_ricezione] in data [pareri.data_ricezione], contenente le seguenti prescrizioni: </text:span><text:span text:style-name="T18">[pareri.prescrizioni]</text:span><text:span text:style-name="T13">;</text:span></text:p>
        </text:list-item>
      </text:list>
      <text:p text:style-name="P13"/>
      <text:p text:style-name="P19">DESCRIZIONE DELLE OPERE:</text:p>
      <text:p text:style-name="P14"/>
      <text:p text:style-name="P14">[oggetto]</text:p>
      <text:p text:style-name="P14"/>
      <text:p text:style-name="P19">PARERE DI CONFORMITA’:</text:p>
      <text:p text:style-name="P31"><text:span text:style-name="T2">P.T.C.P. : </text:span><text:span text:style-name="T3">Nulla da rilevare in nessuno degli assetti.</text:span></text:p>
      <text:p text:style-name="P14"><text:span text:style-name="T2">P.T.C.P.Area Centrale Ligure : </text:span>L’intervento non ricade in zona interessata dal piano <text:span text:style-name="T19">(precisare conforme/non conforme in quanto.....)</text:span></text:p>
      <text:p text:style-name="P14"><text:span text:style-name="T2">SUA : </text:span>in ambito …...... <text:span text:style-name="T19">(precisare conforme/non conforme... in quanto....)</text:span></text:p>
      <text:p text:style-name="P31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9"><text:span text:style-name="T5">P.U.C. :</text:span><text:span text:style-name="T10"> </text:span><text:span text:style-name="T11">Nulla da rilevare</text:span><text:span text:style-name="T10"> / </text:span><text:span text:style-name="T20">l'interv</text:span><text:span text:style-name="T20">ento è compatibile con</text:span><text:span text:style-name="T21"> la Normativa generale di attuazione e </text:span><text:span text:style-name="T20">con </text:span><text:soft-page-break/><text:span text:style-name="T20">le norme di livello puntuale paesistico</text:span><text:span text:style-name="T21"> del PUC </text:span><text:span text:style-name="T22">(ad eccezione della deroga richiesta delle NdLP art......... (riportare </text:span><text:span text:style-name="T22">eventualmente lo stralcio)</text:span></text:p>
      <text:p text:style-name="P29"><text:span text:style-name="T6">REGOLAMENTO EDILIZIO : <text:s/></text:span><text:span text:style-name="T13">Nulla da rilevare o non conforme ai disposti dell'art..... </text:span><text:span text:style-name="T14">(riportare stralcio </text:span><text:span text:style-name="T14">del RE relativo)</text:span></text:p>
      <text:p text:style-name="P10">BARRIERE ARCHITETTONICHE: <text:span text:style-name="T26">il progettista ha prodotto relazione specifica, elaborato grafico con indicazione percorsi e relativa dichiarazione</text:span></text:p>
      <text:p text:style-name="P24">PREVENZIONE INCENDI : <text:span text:style-name="T28">Il progettista dichiara che l'intervento non è soggetto alle norme di prevenzione incendi/o è soggetto …....</text:span></text:p>
      <text:p text:style-name="P11">TERRE E ROCCE DA SCAVO : <text:span text:style-name="T28">Il progettista non precisa nulla in merito (oppure è stata prodotta dichiarazione di </text:span><text:span text:style-name="T23">non <text:s/>riutilizzo delle terre e rocce da scavo e conferimento in discarica.</text:span><text:span text:style-name="T28">....)</text:span></text:p>
      <text:p text:style-name="P12"><text:span text:style-name="T29">LINEE VITA :<text:tab/></text:span><text:span text:style-name="T30">è stata prodotta documentazione progettuale/ </text:span><text:span text:style-name="T31">non è stata prodotta la documentazione progettuale/</text:span><text:span text:style-name="T32"> </text:span><text:span text:style-name="T24">La progettazione è stata trasmessa ma deve essere integrata in quanto non è stata prodotta a corredo la relazione di calcolo di verifica della resistenza dei punti di ancoraggio</text:span><text:span text:style-name="T25"> (vedere il caso)</text:span></text:p>
      <text:p text:style-name="P5">NORMATIVA IN MATERIA DI INQUINAMENTO ACUSTICO : <text:span text:style-name="T27">(se del caso)</text:span></text:p>
      <text:p text:style-name="P7">Trattandosi di nuovo insediamento residenziale da realizzare in prossimità di una strada occorre che venga redatto la “valutazione previsionale di clima acustico” come richiesto dalla normativa vigente. </text:p>
      <text:p text:style-name="P12"><text:span text:style-name="T33">(se Piano casa)</text:span> Verifica rispetto dei requisiti richiesti ai sensi dell'art. 6 <text:span text:style-name="T34">o 7 </text:span>della L.R. 49/09:</text:p>
      <text:p text:style-name="P25">l'intervento di ricostruzione in sito deve avvenire in osservanza dei presupposti, dei requisiti, delle condizioni e dei limiti di cui all'art. 6 e quindi può essere assentito in deroga alla disciplina di PUC, fatto salvo:</text:p>
      <text:list xml:id="list6978268148878727537" text:style-name="L2">
        <text:list-item>
          <text:p text:style-name="P26">il rispetto della distanza tra fabbricati ivi prevista </text:p>
        </text:list-item>
        <text:list-item>
          <text:p text:style-name="P26">la dotazione di parcheggi pertinenziali 1 m ogni 10mc </text:p>
        </text:list-item>
        <text:list-item>
          <text:p text:style-name="P26">conformità al PTCP e alle norme di piano di Bacino</text:p>
        </text:list-item>
        <text:list-item>
          <text:p text:style-name="P26">conformità norme antisismiche</text:p>
        </text:list-item>
        <text:list-item>
          <text:p text:style-name="P27">conformità normativa in materia di rendimento energetico</text:p>
        </text:list-item>
      </text:list>
      <text:p text:style-name="P19"/>
      <text:p text:style-name="P19">PARERE UFFICIO :</text:p>
      <text:p text:style-name="P21">Si rileva …........</text:p>
      <text:p text:style-name="P8">L'ufficio ritiene necessario che vengano prodotte alcune integrazioni alla progettazione di seguito meglio specificate : ….......</text:p>
      <text:p text:style-name="P22">(oppure) Per quanto in atti la soluzione progettuale non risulta in contrasto con gli strumenti urbanistici.</text:p>
      <text:p text:style-name="P21">Alla luce di quanto istruito si chiede parere in merito a …....</text:p>
      <text:p text:style-name="P33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3"/>
            <text:p text:style-name="P13">Savona, </text:p>
            <text:p text:style-name="P13"/>
          </table:table-cell>
          <table:table-cell table:style-name="Tabella1.A1" office:value-type="string">
            <text:p text:style-name="P16"/>
          </table:table-cell>
        </table:table-row>
        <table:table-row table:style-name="Tabella1.1"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15">L’istruttore tecnico</text:p>
            <text:p text:style-name="P15">[istruttore_tecnico]</text:p>
            <text:p text:style-name="P15"/>
          </table:table-cell>
        </table:table-row>
        <table:table-row table:style-name="Tabella1.1">
          <table:table-cell table:style-name="Tabella1.A1" office:value-type="string">
            <text:p text:style-name="P17">Visto del responsabile del Servizio</text:p>
            <text:p text:style-name="P17"/>
            <text:p text:style-name="P17"/>
            <text:p text:style-name="P17"/>
            <text:p text:style-name="P17"/>
          </table:table-cell>
          <table:table-cell table:style-name="Tabella1.A1" office:value-type="string">
            <text:p text:style-name="P1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9-11-27T09:02:50.54</dc:date>
    <meta:editing-cycles>22</meta:editing-cycles>
    <meta:editing-duration>PT1H6M40S</meta:editing-duration>
    <meta:generator>OpenOffice/4.1.0$Win32 OpenOffice.org_project/410m18$Build-9764</meta:generator>
    <meta:document-statistic meta:table-count="1" meta:image-count="0" meta:object-count="0" meta:page-count="2" meta:paragraph-count="60" meta:word-count="578" meta:character-count="4207"/>
  </office:meta>
</office:document-meta>
</file>